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style:font-name="Bitstream Vera Sans" fo:font-size="12pt" style:font-size-asian="12pt" style:font-size-complex="12pt"/>
    </style:style>
    <style:style style:name="P2" style:family="paragraph" style:parent-style-name="Text_20_body">
      <style:text-properties style:font-name="Bitstream Vera Sans" fo:font-size="12pt" style:font-size-asian="12pt" style:font-size-complex="12pt"/>
    </style:style>
    <style:style style:name="P3" style:family="paragraph" style:parent-style-name="Text_20_body" style:list-style-name="L1">
      <style:text-properties style:font-name="Bitstream Vera Sans" fo:font-size="12pt" style:font-size-asian="12pt" style:font-size-complex="12pt"/>
    </style:style>
    <style:style style:name="P4" style:family="paragraph" style:parent-style-name="Text_20_body" style:list-style-name="L2">
      <style:text-properties style:font-name="Bitstream Vera Sans" fo:font-size="12pt" style:font-size-asian="12pt" style:font-size-complex="12pt"/>
    </style:style>
    <style:style style:name="P5" style:family="paragraph" style:parent-style-name="Text_20_body" style:list-style-name="L3">
      <style:text-properties style:font-name="Bitstream Vera Sans" fo:font-size="12pt" style:font-size-asian="12pt" style:font-size-complex="12pt"/>
    </style:style>
    <style:style style:name="P6" style:family="paragraph" style:parent-style-name="Text_20_body" style:list-style-name="L4">
      <style:text-properties style:font-name="Bitstream Vera Sans" fo:font-size="12pt" style:font-size-asian="12pt" style:font-size-complex="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ous allons parler maintenant des différentes étapes du traitement d'une photo.</text:p>
      <text:p text:style-name="P1"/>
      <text:list xml:id="list227350833" text:style-name="L1">
        <text:list-item>
          <text:p text:style-name="P3">La normalisation</text:p>
        </text:list-item>
      </text:list>
      <text:p text:style-name="P1"/>
      <text:p text:style-name="P1">Tout d'abord, il choisir une photo à traitée, qu'elle vienne d'être prise ou qu'elle soit extraite d'une base de données</text:p>
      <text:p text:style-name="P1">exemple : notre corpus ou bien une photo prise à la webcam</text:p>
      <text:p text:style-name="P1"/>
      <text:p text:style-name="P1">Le traitement sera le même, mais cela générera des problèmes.</text:p>
      <text:p text:style-name="P1">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 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renvoie une image normalisée (carré) du visage de la personne (on évite de mettre plusieurs personnes sur la même photo)</text:p>
      <text:list xml:id="list1594264802" text:style-name="L2">
        <text:list-header>
          <text:p text:style-name="P4"/>
        </text:list-header>
        <text:list-item>
          <text:p text:style-name="P4">Traitements</text:p>
          <text:p text:style-name="P4"/>
        </text:list-item>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text:soft-page-break/>de l'image et de dénombrer les pixels extraits par zones. On a cherché d'autres techniques que l'on a essayées, mais celles-ci n'étaient pas efficace du tout (sobel, laplace,...)</text:p>
      <text:p text:style-name="P1"/>
      <text:list xml:id="list978651496" text:style-name="L3">
        <text:list-item>
          <text:p text:style-name="P5"><text:s/>Création du arff</text:p>
          <text:p text:style-name="P5"/>
        </text:list-item>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1235318034" text:style-name="L4">
        <text:list-item>
          <text:p text:style-name="P6"><text:s/>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26T16:01:57</dc:date>
    <meta:generator>OpenOffice.org/3.3$Unix OpenOffice.org_project/330m20$Build-9567</meta:generator>
    <meta:editing-duration>PT2H15M44S</meta:editing-duration>
    <meta:editing-cycles>54</meta:editing-cycles>
    <meta:document-statistic meta:table-count="0" meta:image-count="0" meta:object-count="0" meta:page-count="2" meta:paragraph-count="18" meta:word-count="544" meta:character-count="3234"/>
  </office:meta>
</office:document-meta>
</file>